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1.37583333333333cm" style:use-optimal-column-width="true"/>
    </style:style>
    <style:style style:name="co3" style:family="table-column">
      <style:table-column-properties fo:break-before="auto" style:column-width="1.98966666666667cm" style:use-optimal-column-width="true"/>
    </style:style>
    <style:style style:name="co4" style:family="table-column">
      <style:table-column-properties fo:break-before="auto" style:column-width="2.81516666666667cm" style:use-optimal-column-width="true"/>
    </style:style>
    <style:style style:name="co5" style:family="table-column">
      <style:table-column-properties fo:break-before="auto" style:column-width="6.5193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K_B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03" table:style-name="ce1">
            <text:p>75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29" table:style-name="ce1">
            <text:p>53,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430000000000007" table:style-name="ce1">
            <text:p>64,4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7.34" table:style-name="ce1">
            <text:p>87,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34" table:style-name="ce1">
            <text:p>74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.380000000000003" table:style-name="ce1">
            <text:p>38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56" table:style-name="ce1">
            <text:p>63,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4.81" table:style-name="ce1">
            <text:p>84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010000000000005" table:style-name="ce1">
            <text:p>76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430000000000007" table:style-name="ce1">
            <text:p>77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03" table:style-name="ce1">
            <text:p>50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680000000000007" table:style-name="ce1">
            <text:p>70,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09" table:style-name="ce1">
            <text:p>67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3" table:style-name="ce1">
            <text:p>72,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14" table:style-name="ce1">
            <text:p>67,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040000000000006" table:style-name="ce1">
            <text:p>65,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45" table:style-name="ce1">
            <text:p>65,4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22" table:style-name="ce1">
            <text:p>69,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2.9" table:style-name="ce1">
            <text:p>82,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71" table:style-name="ce1">
            <text:p>62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71.79" table:style-name="ce1">
            <text:p>1071,7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06" table:style-name="ce1">
            <text:p>66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02" table:style-name="ce1">
            <text:p>60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09" table:style-name="ce1">
            <text:p>67,0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75" table:style-name="ce1">
            <text:p>53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27" table:style-name="ce1">
            <text:p>70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64" table:style-name="ce1">
            <text:p>56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" table:style-name="ce1">
            <text:p>61,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98" table:style-name="ce1">
            <text:p>53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5.85" table:style-name="ce1">
            <text:p>615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28.72" table:style-name="ce1">
            <text:p>228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790000000000006" table:style-name="ce1">
            <text:p>73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06" table:style-name="ce1">
            <text:p>63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099999999999994" table:style-name="ce1">
            <text:p>73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95" table:style-name="ce1">
            <text:p>53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.28" table:style-name="ce1">
            <text:p>107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4" table:style-name="ce1">
            <text:p>63,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11" table:style-name="ce1">
            <text:p>75,1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64" table:style-name="ce1">
            <text:p>76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5.47" table:style-name="ce1">
            <text:p>85,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849999999999994" table:style-name="ce1">
            <text:p>70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86" table:style-name="ce1">
            <text:p>60,8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72" table:style-name="ce1">
            <text:p>70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11" table:style-name="ce1">
            <text:p>70,1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1.66" table:style-name="ce1">
            <text:p>41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57.58" table:style-name="ce1">
            <text:p>1057,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4.17" table:style-name="ce1">
            <text:p>84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3" table:style-name="ce1">
            <text:p>70,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08" table:style-name="ce1">
            <text:p>74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15" table:style-name="ce1">
            <text:p>54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989999999999995" table:style-name="ce1">
            <text:p>65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21" table:style-name="ce1">
            <text:p>55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59" table:style-name="ce1">
            <text:p>67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5.78" table:style-name="ce1">
            <text:p>95,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04" table:style-name="ce1">
            <text:p>49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069999999999993" table:style-name="ce1">
            <text:p>67,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68.03" table:style-name="ce1">
            <text:p>168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46.83000000000001" table:style-name="ce1">
            <text:p>146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40.91" table:style-name="ce1">
            <text:p>140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21.06" table:style-name="ce1">
            <text:p>121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66.44" table:style-name="ce1">
            <text:p>166,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226.15" table:style-name="ce1">
            <text:p>226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05" table:style-name="ce1">
            <text:p>73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9.26" table:style-name="ce1">
            <text:p>89,2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73" table:style-name="ce1">
            <text:p>77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6.79" table:style-name="ce1">
            <text:p>1066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349999999999994" table:style-name="ce1">
            <text:p>66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68" table:style-name="ce1">
            <text:p>46,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58" table:style-name="ce1">
            <text:p>69,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209999999999994" table:style-name="ce1">
            <text:p>64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69" table:style-name="ce1">
            <text:p>63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8.28" table:style-name="ce1">
            <text:p>78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3.83" table:style-name="ce1">
            <text:p>83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85" table:style-name="ce1">
            <text:p>59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94" table:style-name="ce1">
            <text:p>74,9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27" table:style-name="ce1">
            <text:p>56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17" table:style-name="ce1">
            <text:p>68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790000000000006" table:style-name="ce1">
            <text:p>72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0.849999999999994" table:style-name="ce1">
            <text:p>80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569999999999993" table:style-name="ce1">
            <text:p>66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150000000000006" table:style-name="ce1">
            <text:p>74,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099999999999994" table:style-name="ce1">
            <text:p>73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69" table:style-name="ce1">
            <text:p>57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5.67" table:style-name="ce1">
            <text:p>1075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8" table:style-name="ce1">
            <text:p>48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81" table:style-name="ce1">
            <text:p>75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69" table:style-name="ce1">
            <text:p>71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38" table:style-name="ce1">
            <text:p>70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86" table:style-name="ce1">
            <text:p>70,8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37" table:style-name="ce1">
            <text:p>42,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34" table:style-name="ce1">
            <text:p>67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94" table:style-name="ce1">
            <text:p>52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71.58" table:style-name="ce1">
            <text:p>1071,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07" table:style-name="ce1">
            <text:p>47,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99" table:style-name="ce1">
            <text:p>58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64" table:style-name="ce1">
            <text:p>61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04" table:style-name="ce1">
            <text:p>56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81" table:style-name="ce1">
            <text:p>58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17" table:style-name="ce1">
            <text:p>66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47" table:style-name="ce1">
            <text:p>45,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34" table:style-name="ce1">
            <text:p>69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67" table:style-name="ce1">
            <text:p>50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83" table:style-name="ce1">
            <text:p>69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87" table:style-name="ce1">
            <text:p>73,8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5.7" table:style-name="ce1">
            <text:p>85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319999999999993" table:style-name="ce1">
            <text:p>68,3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3.22" table:style-name="ce1">
            <text:p>83,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7" table:style-name="ce1">
            <text:p>68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67" table:style-name="ce1">
            <text:p>53,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06" table:style-name="ce1">
            <text:p>54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50.1099999999999" table:style-name="ce1">
            <text:p>1050,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349999999999994" table:style-name="ce1">
            <text:p>73,3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53" table:style-name="ce1">
            <text:p>67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5.04" table:style-name="ce1">
            <text:p>95,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53" table:style-name="ce1">
            <text:p>70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94" table:style-name="ce1">
            <text:p>45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05" table:style-name="ce1">
            <text:p>60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239999999999995" table:style-name="ce1">
            <text:p>64,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.82" table:style-name="ce1">
            <text:p>44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" table:style-name="ce1">
            <text:p>1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06" table:style-name="ce1">
            <text:p>75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.65" table:style-name="ce1">
            <text:p>40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09" table:style-name="ce1">
            <text:p>72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010000000000005" table:style-name="ce1">
            <text:p>72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73" table:style-name="ce1">
            <text:p>68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.96" table:style-name="ce1">
            <text:p>4,9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65" table:style-name="ce1">
            <text:p>52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17" table:style-name="ce1">
            <text:p>71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99" table:style-name="ce1">
            <text:p>59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12" table:style-name="ce1">
            <text:p>57,1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53" table:style-name="ce1">
            <text:p>79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1" table:style-name="ce1">
            <text:p>59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92" table:style-name="ce1">
            <text:p>68,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1" table:style-name="ce1">
            <text:p>60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08" table:style-name="ce1">
            <text:p>46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64" table:style-name="ce1">
            <text:p>75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8.84" table:style-name="ce1">
            <text:p>78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326.57" table:style-name="ce1">
            <text:p>1326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459999999999994" table:style-name="ce1">
            <text:p>70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13" table:style-name="ce1">
            <text:p>72,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07" table:style-name="ce1">
            <text:p>58,0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459999999999994" table:style-name="ce1">
            <text:p>69,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8.3" table:style-name="ce1">
            <text:p>88,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93" table:style-name="ce1">
            <text:p>60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66" table:style-name="ce1">
            <text:p>58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29" table:style-name="ce1">
            <text:p>55,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52" table:style-name="ce1">
            <text:p>62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81" table:style-name="ce1">
            <text:p>55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59" table:style-name="ce1">
            <text:p>73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92" table:style-name="ce1">
            <text:p>54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11" table:style-name="ce1">
            <text:p>64,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02" table:style-name="ce1">
            <text:p>61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489999999999995" table:style-name="ce1">
            <text:p>64,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41" table:style-name="ce1">
            <text:p>58,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67" table:style-name="ce1">
            <text:p>62,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102.52" table:style-name="ce1">
            <text:p>1102,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57" table:style-name="ce1">
            <text:p>53,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1" table:style-name="ce1">
            <text:p>61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349999999999994" table:style-name="ce1">
            <text:p>77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" table:style-name="ce1">
            <text:p>70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819999999999993" table:style-name="ce1">
            <text:p>65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92" table:style-name="ce1">
            <text:p>60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02" table:style-name="ce1">
            <text:p>61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49" table:style-name="ce1">
            <text:p>54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527.71" table:style-name="ce1">
            <text:p>1527,7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6" table:style-name="ce1">
            <text:p>53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239999999999995" table:style-name="ce1">
            <text:p>70,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599999999999994" table:style-name="ce1">
            <text:p>67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04" table:style-name="ce1">
            <text:p>59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150000000000006" table:style-name="ce1">
            <text:p>68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349999999999994" table:style-name="ce1">
            <text:p>74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28" table:style-name="ce1">
            <text:p>73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49.08" table:style-name="ce1">
            <text:p>1049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959999999999994" table:style-name="ce1">
            <text:p>74,9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05" table:style-name="ce1">
            <text:p>45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98" table:style-name="ce1">
            <text:p>45,9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98" table:style-name="ce1">
            <text:p>57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8.430000000000007" table:style-name="ce1">
            <text:p>78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84" table:style-name="ce1">
            <text:p>61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08" table:style-name="ce1">
            <text:p>70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42" table:style-name="ce1">
            <text:p>51,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84" table:style-name="ce1">
            <text:p>57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89" table:style-name="ce1">
            <text:p>47,8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67.97" table:style-name="ce1">
            <text:p>167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37" table:style-name="ce1">
            <text:p>76,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489999999999995" table:style-name="ce1">
            <text:p>67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16" table:style-name="ce1">
            <text:p>54,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95" table:style-name="ce1">
            <text:p>51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63" table:style-name="ce1">
            <text:p>64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459999999999994" table:style-name="ce1">
            <text:p>71,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90.3900000000001" table:style-name="ce1">
            <text:p>1090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99" table:style-name="ce1">
            <text:p>50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52" table:style-name="ce1">
            <text:p>79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1.89" table:style-name="ce1">
            <text:p>81,8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41" table:style-name="ce1">
            <text:p>66,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53" table:style-name="ce1">
            <text:p>62,5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849999999999994" table:style-name="ce1">
            <text:p>64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34" table:style-name="ce1">
            <text:p>50,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239999999999995" table:style-name="ce1">
            <text:p>69,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43" table:style-name="ce1">
            <text:p>63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number-rows-repeated="1048375" table:style-name="ro1">
          <table:table-cell table:number-columns-repeated="16384"/>
        </table:table-row>
      </table:table>
      <table:table table:name="LZ_B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35" table:style-name="ce1">
            <text:p>59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25" table:style-name="ce1">
            <text:p>68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76" table:style-name="ce1">
            <text:p>55,7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11" table:style-name="ce1">
            <text:p>75,1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08" table:style-name="ce1">
            <text:p>69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930000000000007" table:style-name="ce1">
            <text:p>70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239999999999995" table:style-name="ce1">
            <text:p>64,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16" table:style-name="ce1">
            <text:p>51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62" table:style-name="ce1">
            <text:p>67,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06" table:style-name="ce1">
            <text:p>51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44" table:style-name="ce1">
            <text:p>61,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88" table:style-name="ce1">
            <text:p>67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37" table:style-name="ce1">
            <text:p>52,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5" table:style-name="ce1">
            <text:p>60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01" table:style-name="ce1">
            <text:p>49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75" table:style-name="ce1">
            <text:p>68,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3" table:style-name="ce1">
            <text:p>68,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95" table:style-name="ce1">
            <text:p>75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92" table:style-name="ce1">
            <text:p>47,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98" table:style-name="ce1">
            <text:p>53,9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680000000000007" table:style-name="ce1">
            <text:p>69,6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88.8" table:style-name="ce1">
            <text:p>988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1" table:style-name="ce1">
            <text:p>63,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84" table:style-name="ce1">
            <text:p>59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8" table:style-name="ce1">
            <text:p>63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099999999999994" table:style-name="ce1">
            <text:p>64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290000000000006" table:style-name="ce1">
            <text:p>69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459999999999994" table:style-name="ce1">
            <text:p>68,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349999999999994" table:style-name="ce1">
            <text:p>66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84" table:style-name="ce1">
            <text:p>69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65.04" table:style-name="ce1">
            <text:p>1065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.16" table:style-name="ce1">
            <text:p>76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45" table:style-name="ce1">
            <text:p>71,4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79" table:style-name="ce1">
            <text:p>50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77" table:style-name="ce1">
            <text:p>46,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36" table:style-name="ce1">
            <text:p>62,3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180000000000007" table:style-name="ce1">
            <text:p>74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59" table:style-name="ce1">
            <text:p>45,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81" table:style-name="ce1">
            <text:p>56,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2.04" table:style-name="ce1">
            <text:p>1072,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19" table:style-name="ce1">
            <text:p>58,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19" table:style-name="ce1">
            <text:p>58,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21" table:style-name="ce1">
            <text:p>62,2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97" table:style-name="ce1">
            <text:p>69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2" table:style-name="ce1">
            <text:p>59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43" table:style-name="ce1">
            <text:p>61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819999999999993" table:style-name="ce1">
            <text:p>65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849999999999994" table:style-name="ce1">
            <text:p>67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59.77" table:style-name="ce1">
            <text:p>1059,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84" table:style-name="ce1">
            <text:p>62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55" table:style-name="ce1">
            <text:p>56,5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2.92" table:style-name="ce1">
            <text:p>82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58" table:style-name="ce1">
            <text:p>75,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38" table:style-name="ce1">
            <text:p>65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86" table:style-name="ce1">
            <text:p>45,8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78" table:style-name="ce1">
            <text:p>50,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74" table:style-name="ce1">
            <text:p>53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2155.27" table:style-name="ce1">
            <text:p>2155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34" table:style-name="ce1">
            <text:p>75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33" table:style-name="ce1">
            <text:p>57,3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22" table:style-name="ce1">
            <text:p>67,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319999999999993" table:style-name="ce1">
            <text:p>67,3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95" table:style-name="ce1">
            <text:p>59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77" table:style-name="ce1">
            <text:p>61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209999999999994" table:style-name="ce1">
            <text:p>64,2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1" table:style-name="ce1">
            <text:p>44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18" table:style-name="ce1">
            <text:p>62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81" table:style-name="ce1">
            <text:p>54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41" table:style-name="ce1">
            <text:p>68,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41" table:style-name="ce1">
            <text:p>57,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38" table:style-name="ce1">
            <text:p>68,3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67" table:style-name="ce1">
            <text:p>69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15" table:style-name="ce1">
            <text:p>59,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54" table:style-name="ce1">
            <text:p>46,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39" table:style-name="ce1">
            <text:p>49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3" table:style-name="ce1">
            <text:p>67,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38" table:style-name="ce1">
            <text:p>55,3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51" table:style-name="ce1">
            <text:p>44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9.42" table:style-name="ce1">
            <text:p>89,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3.67" table:style-name="ce1">
            <text:p>33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48" table:style-name="ce1">
            <text:p>61,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8.5" table:style-name="ce1">
            <text:p>78,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71.21" table:style-name="ce1">
            <text:p>1071,2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19" table:style-name="ce1">
            <text:p>54,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319999999999993" table:style-name="ce1">
            <text:p>68,3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71" table:style-name="ce1">
            <text:p>49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77" table:style-name="ce1">
            <text:p>60,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8.8" table:style-name="ce1">
            <text:p>88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16" table:style-name="ce1">
            <text:p>49,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930000000000007" table:style-name="ce1">
            <text:p>67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64" table:style-name="ce1">
            <text:p>60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8.79" table:style-name="ce1">
            <text:p>108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95" table:style-name="ce1">
            <text:p>71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4.6099999999999" table:style-name="ce1">
            <text:p>1074,6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959999999999994" table:style-name="ce1">
            <text:p>67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94" table:style-name="ce1">
            <text:p>68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71" table:style-name="ce1">
            <text:p>51,7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38" table:style-name="ce1">
            <text:p>57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91" table:style-name="ce1">
            <text:p>63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930000000000007" table:style-name="ce1">
            <text:p>71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64" table:style-name="ce1">
            <text:p>61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43" table:style-name="ce1">
            <text:p>51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1" table:style-name="ce1">
            <text:p>58,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08" table:style-name="ce1">
            <text:p>65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94" table:style-name="ce1">
            <text:p>42,9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54.16" table:style-name="ce1">
            <text:p>154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010000000000005" table:style-name="ce1">
            <text:p>71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4" table:style-name="ce1">
            <text:p>58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71" table:style-name="ce1">
            <text:p>45,7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85" table:style-name="ce1">
            <text:p>52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93.2" table:style-name="ce1">
            <text:p>93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9.930000000000007" table:style-name="ce1">
            <text:p>79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3" table:style-name="ce1">
            <text:p>70,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7" table:style-name="ce1">
            <text:p>73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5" table:style-name="ce1">
            <text:p>70,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9" table:style-name="ce1">
            <text:p>60,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8.97" table:style-name="ce1">
            <text:p>78,9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44" table:style-name="ce1">
            <text:p>71,4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650000000000006" table:style-name="ce1">
            <text:p>77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77" table:style-name="ce1">
            <text:p>63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59" table:style-name="ce1">
            <text:p>57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97" table:style-name="ce1">
            <text:p>44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01" table:style-name="ce1">
            <text:p>62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1" table:style-name="ce1">
            <text:p>61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26" table:style-name="ce1">
            <text:p>55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43" table:style-name="ce1">
            <text:p>62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85" table:style-name="ce1">
            <text:p>54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39" table:style-name="ce1">
            <text:p>66,3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18" table:style-name="ce1">
            <text:p>61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61" table:style-name="ce1">
            <text:p>62,6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989999999999995" table:style-name="ce1">
            <text:p>67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33" table:style-name="ce1">
            <text:p>72,3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08" table:style-name="ce1">
            <text:p>49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41" table:style-name="ce1">
            <text:p>59,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1" table:style-name="ce1">
            <text:p>48,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06" table:style-name="ce1">
            <text:p>48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63" table:style-name="ce1">
            <text:p>68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23" table:style-name="ce1">
            <text:p>49,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17.63" table:style-name="ce1">
            <text:p>117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87" table:style-name="ce1">
            <text:p>56,8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61" table:style-name="ce1">
            <text:p>72,6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84" table:style-name="ce1">
            <text:p>65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2.19" table:style-name="ce1">
            <text:p>82,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8.5" table:style-name="ce1">
            <text:p>78,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86" table:style-name="ce1">
            <text:p>42,8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61" table:style-name="ce1">
            <text:p>66,6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03" table:style-name="ce1">
            <text:p>54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83" table:style-name="ce1">
            <text:p>61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73" table:style-name="ce1">
            <text:p>66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5.83" table:style-name="ce1">
            <text:p>1075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67" table:style-name="ce1">
            <text:p>68,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58" table:style-name="ce1">
            <text:p>70,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010000000000005" table:style-name="ce1">
            <text:p>66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9" table:style-name="ce1">
            <text:p>60,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63" table:style-name="ce1">
            <text:p>54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15" table:style-name="ce1">
            <text:p>45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2" table:style-name="ce1">
            <text:p>73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09" table:style-name="ce1">
            <text:p>42,0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68.74" table:style-name="ce1">
            <text:p>1068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52" table:style-name="ce1">
            <text:p>54,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74" table:style-name="ce1">
            <text:p>48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3.5" table:style-name="ce1">
            <text:p>83,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18" table:style-name="ce1">
            <text:p>63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78" table:style-name="ce1">
            <text:p>70,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31" table:style-name="ce1">
            <text:p>69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680000000000007" table:style-name="ce1">
            <text:p>71,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4" table:style-name="ce1">
            <text:p>63,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1.1400000000001" table:style-name="ce1">
            <text:p>1061,1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6.81" table:style-name="ce1">
            <text:p>106,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4" table:style-name="ce1">
            <text:p>63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95" table:style-name="ce1">
            <text:p>47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97" table:style-name="ce1">
            <text:p>53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83" table:style-name="ce1">
            <text:p>73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86" table:style-name="ce1">
            <text:p>65,8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46" table:style-name="ce1">
            <text:p>48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260000000000005" table:style-name="ce1">
            <text:p>70,2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72" table:style-name="ce1">
            <text:p>39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44" table:style-name="ce1">
            <text:p>46,4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06" table:style-name="ce1">
            <text:p>70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5.1" table:style-name="ce1">
            <text:p>85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46" table:style-name="ce1">
            <text:p>61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09" table:style-name="ce1">
            <text:p>60,0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040000000000006" table:style-name="ce1">
            <text:p>76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02" table:style-name="ce1">
            <text:p>61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66" table:style-name="ce1">
            <text:p>65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" table:style-name="ce1">
            <text:p>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31" table:style-name="ce1">
            <text:p>62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4.45" table:style-name="ce1">
            <text:p>84,4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09" table:style-name="ce1">
            <text:p>75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35" table:style-name="ce1">
            <text:p>55,3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44" table:style-name="ce1">
            <text:p>63,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71" table:style-name="ce1">
            <text:p>46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02" table:style-name="ce1">
            <text:p>67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39" table:style-name="ce1">
            <text:p>50,3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3" table:style-name="ce1">
            <text:p>55,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272.08" table:style-name="ce1">
            <text:p>1272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8.760000000000005" table:style-name="ce1">
            <text:p>78,7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849999999999994" table:style-name="ce1">
            <text:p>68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87" table:style-name="ce1">
            <text:p>72,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84" table:style-name="ce1">
            <text:p>65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number-rows-repeated="1048375" table:style-name="ro1">
          <table:table-cell table:number-columns-repeated="16384"/>
        </table:table-row>
      </table:table>
      <table:table table:name="LR_B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7" table:style-name="ce1">
            <text:p>48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34" table:style-name="ce1">
            <text:p>68,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11" table:style-name="ce1">
            <text:p>56,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22" table:style-name="ce1">
            <text:p>46,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59.35" table:style-name="ce1">
            <text:p>159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37" table:style-name="ce1">
            <text:p>54,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2" table:style-name="ce1">
            <text:p>50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430000000000007" table:style-name="ce1">
            <text:p>71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99" table:style-name="ce1">
            <text:p>63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07" table:style-name="ce1">
            <text:p>59,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540000000000006" table:style-name="ce1">
            <text:p>65,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9.48" table:style-name="ce1">
            <text:p>99,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78" table:style-name="ce1">
            <text:p>59,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930000000000007" table:style-name="ce1">
            <text:p>75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86.97" table:style-name="ce1">
            <text:p>1086,9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010000000000005" table:style-name="ce1">
            <text:p>69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02" table:style-name="ce1">
            <text:p>71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25" table:style-name="ce1">
            <text:p>75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680000000000007" table:style-name="ce1">
            <text:p>68,6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33" table:style-name="ce1">
            <text:p>69,3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16" table:style-name="ce1">
            <text:p>79,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64" table:style-name="ce1">
            <text:p>73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23" table:style-name="ce1">
            <text:p>67,2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36" table:style-name="ce1">
            <text:p>71,3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150000000000006" table:style-name="ce1">
            <text:p>66,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72" table:style-name="ce1">
            <text:p>56,7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5" table:style-name="ce1">
            <text:p>58,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74" table:style-name="ce1">
            <text:p>54,7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27" table:style-name="ce1">
            <text:p>68,2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85" table:style-name="ce1">
            <text:p>62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09" table:style-name="ce1">
            <text:p>61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430000000000007" table:style-name="ce1">
            <text:p>68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04" table:style-name="ce1">
            <text:p>48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05" table:style-name="ce1">
            <text:p>50,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02" table:style-name="ce1">
            <text:p>75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11" table:style-name="ce1">
            <text:p>59,1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040000000000006" table:style-name="ce1">
            <text:p>79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42" table:style-name="ce1">
            <text:p>67,4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510000000000005" table:style-name="ce1">
            <text:p>73,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7.79" table:style-name="ce1">
            <text:p>407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22" table:style-name="ce1">
            <text:p>52,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4.35" table:style-name="ce1">
            <text:p>94,3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239999999999995" table:style-name="ce1">
            <text:p>67,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8.13" table:style-name="ce1">
            <text:p>78,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94" table:style-name="ce1">
            <text:p>70,9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650000000000006" table:style-name="ce1">
            <text:p>65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37" table:style-name="ce1">
            <text:p>52,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67" table:style-name="ce1">
            <text:p>63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49" table:style-name="ce1">
            <text:p>48,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400000000000006" table:style-name="ce1">
            <text:p>65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3" table:style-name="ce1">
            <text:p>72,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24" table:style-name="ce1">
            <text:p>58,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674.64" table:style-name="ce1">
            <text:p>2674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1.459999999999994" table:style-name="ce1">
            <text:p>81,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39" table:style-name="ce1">
            <text:p>47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83" table:style-name="ce1">
            <text:p>70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08" table:style-name="ce1">
            <text:p>55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849999999999994" table:style-name="ce1">
            <text:p>66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680000000000007" table:style-name="ce1">
            <text:p>67,6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989999999999995" table:style-name="ce1">
            <text:p>70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75" table:style-name="ce1">
            <text:p>65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23" table:style-name="ce1">
            <text:p>66,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43" table:style-name="ce1">
            <text:p>62,4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459999999999994" table:style-name="ce1">
            <text:p>71,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02" table:style-name="ce1">
            <text:p>71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02" table:style-name="ce1">
            <text:p>46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3.66" table:style-name="ce1">
            <text:p>83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83" table:style-name="ce1">
            <text:p>47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36" table:style-name="ce1">
            <text:p>54,3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62" table:style-name="ce1">
            <text:p>69,6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18.92" table:style-name="ce1">
            <text:p>118,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08" table:style-name="ce1">
            <text:p>74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61" table:style-name="ce1">
            <text:p>72,6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64" table:style-name="ce1">
            <text:p>62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69" table:style-name="ce1">
            <text:p>58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6" table:style-name="ce1">
            <text:p>45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95" table:style-name="ce1">
            <text:p>59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33" table:style-name="ce1">
            <text:p>70,3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65.57" table:style-name="ce1">
            <text:p>1065,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.819999999999993" table:style-name="ce1">
            <text:p>76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64" table:style-name="ce1">
            <text:p>52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3.81" table:style-name="ce1">
            <text:p>83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78" table:style-name="ce1">
            <text:p>63,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476.74" table:style-name="ce1">
            <text:p>1476,7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94.94" table:style-name="ce1">
            <text:p>94,9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23" table:style-name="ce1">
            <text:p>60,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03" table:style-name="ce1">
            <text:p>43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22" table:style-name="ce1">
            <text:p>64,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2.41" table:style-name="ce1">
            <text:p>82,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349999999999994" table:style-name="ce1">
            <text:p>67,3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11" table:style-name="ce1">
            <text:p>79,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69" table:style-name="ce1">
            <text:p>70,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34" table:style-name="ce1">
            <text:p>63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97" table:style-name="ce1">
            <text:p>52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91" table:style-name="ce1">
            <text:p>62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67" table:style-name="ce1">
            <text:p>66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52" table:style-name="ce1">
            <text:p>67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86" table:style-name="ce1">
            <text:p>63,8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05" table:style-name="ce1">
            <text:p>54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97" table:style-name="ce1">
            <text:p>72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38" table:style-name="ce1">
            <text:p>63,3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26" table:style-name="ce1">
            <text:p>58,2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85" table:style-name="ce1">
            <text:p>56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5" table:style-name="ce1">
            <text:p>47,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39" table:style-name="ce1">
            <text:p>46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126.4000000000001" table:style-name="ce1">
            <text:p>1126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16" table:style-name="ce1">
            <text:p>59,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61" table:style-name="ce1">
            <text:p>55,6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18" table:style-name="ce1">
            <text:p>63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44" table:style-name="ce1">
            <text:p>42,4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69" table:style-name="ce1">
            <text:p>68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5.5" table:style-name="ce1">
            <text:p>85,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099999999999994" table:style-name="ce1">
            <text:p>68,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51" table:style-name="ce1">
            <text:p>61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65" table:style-name="ce1">
            <text:p>46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59" table:style-name="ce1">
            <text:p>63,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33" table:style-name="ce1">
            <text:p>68,3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61" table:style-name="ce1">
            <text:p>59,6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0.260000000000005" table:style-name="ce1">
            <text:p>80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6.99" table:style-name="ce1">
            <text:p>86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66" table:style-name="ce1">
            <text:p>55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709999999999994" table:style-name="ce1">
            <text:p>70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55" table:style-name="ce1">
            <text:p>48,5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68" table:style-name="ce1">
            <text:p>57,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64.3599999999999" table:style-name="ce1">
            <text:p>1064,3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25" table:style-name="ce1">
            <text:p>66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06" table:style-name="ce1">
            <text:p>72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77" table:style-name="ce1">
            <text:p>45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43" table:style-name="ce1">
            <text:p>42,4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069999999999993" table:style-name="ce1">
            <text:p>73,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36" table:style-name="ce1">
            <text:p>61,3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19" table:style-name="ce1">
            <text:p>71,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7" table:style-name="ce1">
            <text:p>67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0.44" table:style-name="ce1">
            <text:p>1070,4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680000000000007" table:style-name="ce1">
            <text:p>65,6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21" table:style-name="ce1">
            <text:p>50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47" table:style-name="ce1">
            <text:p>64,4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72" table:style-name="ce1">
            <text:p>54,7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59" table:style-name="ce1">
            <text:p>53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64" table:style-name="ce1">
            <text:p>66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349999999999994" table:style-name="ce1">
            <text:p>71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9.48" table:style-name="ce1">
            <text:p>79,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28" table:style-name="ce1">
            <text:p>64,2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59" table:style-name="ce1">
            <text:p>73,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29" table:style-name="ce1">
            <text:p>53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36" table:style-name="ce1">
            <text:p>50,3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96" table:style-name="ce1">
            <text:p>54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.15" table:style-name="ce1">
            <text:p>43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81" table:style-name="ce1">
            <text:p>63,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9" table:style-name="ce1">
            <text:p>60,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" table:style-name="ce1">
            <text:p>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8.92" table:style-name="ce1">
            <text:p>1078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959999999999994" table:style-name="ce1">
            <text:p>66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9.209999999999994" table:style-name="ce1">
            <text:p>79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90.94" table:style-name="ce1">
            <text:p>90,9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43" table:style-name="ce1">
            <text:p>44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48" table:style-name="ce1">
            <text:p>66,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94" table:style-name="ce1">
            <text:p>68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34" table:style-name="ce1">
            <text:p>71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51" table:style-name="ce1">
            <text:p>62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193.4899999999998" table:style-name="ce1">
            <text:p>2193,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86" table:style-name="ce1">
            <text:p>52,8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28" table:style-name="ce1">
            <text:p>51,2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95" table:style-name="ce1">
            <text:p>44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8" table:style-name="ce1">
            <text:p>56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06" table:style-name="ce1">
            <text:p>58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8" table:style-name="ce1">
            <text:p>59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56" table:style-name="ce1">
            <text:p>61,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96" table:style-name="ce1">
            <text:p>47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37" table:style-name="ce1">
            <text:p>67,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19" table:style-name="ce1">
            <text:p>54,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5" table:style-name="ce1">
            <text:p>67,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24" table:style-name="ce1">
            <text:p>52,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709999999999994" table:style-name="ce1">
            <text:p>71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8.39" table:style-name="ce1">
            <text:p>78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82" table:style-name="ce1">
            <text:p>50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37" table:style-name="ce1">
            <text:p>68,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084.97" table:style-name="ce1">
            <text:p>3084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73" table:style-name="ce1">
            <text:p>58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69" table:style-name="ce1">
            <text:p>45,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9" table:style-name="ce1">
            <text:p>62,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69.44" table:style-name="ce1">
            <text:p>169,4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27" table:style-name="ce1">
            <text:p>71,2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78" table:style-name="ce1">
            <text:p>65,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04" table:style-name="ce1">
            <text:p>63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0.53" table:style-name="ce1">
            <text:p>80,5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91" table:style-name="ce1">
            <text:p>64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8.87" table:style-name="ce1">
            <text:p>78,8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31" table:style-name="ce1">
            <text:p>56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77" table:style-name="ce1">
            <text:p>65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56" table:style-name="ce1">
            <text:p>56,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43" table:style-name="ce1">
            <text:p>63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91" table:style-name="ce1">
            <text:p>64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2096.52" table:style-name="ce1">
            <text:p>2096,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95" table:style-name="ce1">
            <text:p>60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09" table:style-name="ce1">
            <text:p>73,0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51" table:style-name="ce1">
            <text:p>62,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02" table:style-name="ce1">
            <text:p>55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59" table:style-name="ce1">
            <text:p>60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040000000000006" table:style-name="ce1">
            <text:p>64,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number-rows-repeated="1048375" table:style-name="ro1">
          <table:table-cell table:number-columns-repeated="16384"/>
        </table:table-row>
      </table:table>
      <table:table table:name="LT_B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03" table:style-name="ce1">
            <text:p>75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29" table:style-name="ce1">
            <text:p>53,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430000000000007" table:style-name="ce1">
            <text:p>64,4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7.34" table:style-name="ce1">
            <text:p>87,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34" table:style-name="ce1">
            <text:p>74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.380000000000003" table:style-name="ce1">
            <text:p>38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56" table:style-name="ce1">
            <text:p>63,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4.81" table:style-name="ce1">
            <text:p>84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010000000000005" table:style-name="ce1">
            <text:p>76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430000000000007" table:style-name="ce1">
            <text:p>77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03" table:style-name="ce1">
            <text:p>50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680000000000007" table:style-name="ce1">
            <text:p>70,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09" table:style-name="ce1">
            <text:p>67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3" table:style-name="ce1">
            <text:p>72,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14" table:style-name="ce1">
            <text:p>67,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040000000000006" table:style-name="ce1">
            <text:p>65,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45" table:style-name="ce1">
            <text:p>65,4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22" table:style-name="ce1">
            <text:p>69,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2.9" table:style-name="ce1">
            <text:p>82,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71" table:style-name="ce1">
            <text:p>62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71.79" table:style-name="ce1">
            <text:p>1071,7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06" table:style-name="ce1">
            <text:p>66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02" table:style-name="ce1">
            <text:p>60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09" table:style-name="ce1">
            <text:p>67,0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75" table:style-name="ce1">
            <text:p>53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27" table:style-name="ce1">
            <text:p>70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64" table:style-name="ce1">
            <text:p>56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" table:style-name="ce1">
            <text:p>61,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98" table:style-name="ce1">
            <text:p>53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5.85" table:style-name="ce1">
            <text:p>615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28.72" table:style-name="ce1">
            <text:p>228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790000000000006" table:style-name="ce1">
            <text:p>73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06" table:style-name="ce1">
            <text:p>63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099999999999994" table:style-name="ce1">
            <text:p>73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95" table:style-name="ce1">
            <text:p>53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.28" table:style-name="ce1">
            <text:p>107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4" table:style-name="ce1">
            <text:p>63,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11" table:style-name="ce1">
            <text:p>75,1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64" table:style-name="ce1">
            <text:p>76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5.47" table:style-name="ce1">
            <text:p>85,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849999999999994" table:style-name="ce1">
            <text:p>70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86" table:style-name="ce1">
            <text:p>60,8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72" table:style-name="ce1">
            <text:p>70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11" table:style-name="ce1">
            <text:p>70,1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1.66" table:style-name="ce1">
            <text:p>41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57.58" table:style-name="ce1">
            <text:p>1057,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4.17" table:style-name="ce1">
            <text:p>84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3" table:style-name="ce1">
            <text:p>70,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08" table:style-name="ce1">
            <text:p>74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15" table:style-name="ce1">
            <text:p>54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989999999999995" table:style-name="ce1">
            <text:p>65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21" table:style-name="ce1">
            <text:p>55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59" table:style-name="ce1">
            <text:p>67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5.78" table:style-name="ce1">
            <text:p>95,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04" table:style-name="ce1">
            <text:p>49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069999999999993" table:style-name="ce1">
            <text:p>67,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68.03" table:style-name="ce1">
            <text:p>168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46.83000000000001" table:style-name="ce1">
            <text:p>146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40.91" table:style-name="ce1">
            <text:p>140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21.06" table:style-name="ce1">
            <text:p>121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66.44" table:style-name="ce1">
            <text:p>166,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226.15" table:style-name="ce1">
            <text:p>226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05" table:style-name="ce1">
            <text:p>73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9.26" table:style-name="ce1">
            <text:p>89,2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73" table:style-name="ce1">
            <text:p>77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6.79" table:style-name="ce1">
            <text:p>1066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349999999999994" table:style-name="ce1">
            <text:p>66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68" table:style-name="ce1">
            <text:p>46,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58" table:style-name="ce1">
            <text:p>69,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209999999999994" table:style-name="ce1">
            <text:p>64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69" table:style-name="ce1">
            <text:p>63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8.28" table:style-name="ce1">
            <text:p>78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3.83" table:style-name="ce1">
            <text:p>83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85" table:style-name="ce1">
            <text:p>59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94" table:style-name="ce1">
            <text:p>74,9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27" table:style-name="ce1">
            <text:p>56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17" table:style-name="ce1">
            <text:p>68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790000000000006" table:style-name="ce1">
            <text:p>72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0.849999999999994" table:style-name="ce1">
            <text:p>80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569999999999993" table:style-name="ce1">
            <text:p>66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150000000000006" table:style-name="ce1">
            <text:p>74,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099999999999994" table:style-name="ce1">
            <text:p>73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69" table:style-name="ce1">
            <text:p>57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5.67" table:style-name="ce1">
            <text:p>1075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8" table:style-name="ce1">
            <text:p>48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81" table:style-name="ce1">
            <text:p>75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69" table:style-name="ce1">
            <text:p>71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38" table:style-name="ce1">
            <text:p>70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86" table:style-name="ce1">
            <text:p>70,8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37" table:style-name="ce1">
            <text:p>42,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34" table:style-name="ce1">
            <text:p>67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94" table:style-name="ce1">
            <text:p>52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71.58" table:style-name="ce1">
            <text:p>1071,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07" table:style-name="ce1">
            <text:p>47,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99" table:style-name="ce1">
            <text:p>58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64" table:style-name="ce1">
            <text:p>61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04" table:style-name="ce1">
            <text:p>56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81" table:style-name="ce1">
            <text:p>58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17" table:style-name="ce1">
            <text:p>66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47" table:style-name="ce1">
            <text:p>45,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34" table:style-name="ce1">
            <text:p>69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67" table:style-name="ce1">
            <text:p>50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83" table:style-name="ce1">
            <text:p>69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87" table:style-name="ce1">
            <text:p>73,8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5.7" table:style-name="ce1">
            <text:p>85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319999999999993" table:style-name="ce1">
            <text:p>68,3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3.22" table:style-name="ce1">
            <text:p>83,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7" table:style-name="ce1">
            <text:p>68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67" table:style-name="ce1">
            <text:p>53,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06" table:style-name="ce1">
            <text:p>54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50.1099999999999" table:style-name="ce1">
            <text:p>1050,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349999999999994" table:style-name="ce1">
            <text:p>73,3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53" table:style-name="ce1">
            <text:p>67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5.04" table:style-name="ce1">
            <text:p>95,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53" table:style-name="ce1">
            <text:p>70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94" table:style-name="ce1">
            <text:p>45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05" table:style-name="ce1">
            <text:p>60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239999999999995" table:style-name="ce1">
            <text:p>64,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.82" table:style-name="ce1">
            <text:p>44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0" table:style-name="ce1">
            <text:p>1060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06" table:style-name="ce1">
            <text:p>75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.65" table:style-name="ce1">
            <text:p>40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09" table:style-name="ce1">
            <text:p>72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010000000000005" table:style-name="ce1">
            <text:p>72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73" table:style-name="ce1">
            <text:p>68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6" table:style-name="ce1">
            <text:p>49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65" table:style-name="ce1">
            <text:p>52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17" table:style-name="ce1">
            <text:p>71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99" table:style-name="ce1">
            <text:p>59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12" table:style-name="ce1">
            <text:p>57,1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53" table:style-name="ce1">
            <text:p>79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1" table:style-name="ce1">
            <text:p>59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92" table:style-name="ce1">
            <text:p>68,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1" table:style-name="ce1">
            <text:p>60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08" table:style-name="ce1">
            <text:p>46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64" table:style-name="ce1">
            <text:p>75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8.84" table:style-name="ce1">
            <text:p>78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326.57" table:style-name="ce1">
            <text:p>1326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459999999999994" table:style-name="ce1">
            <text:p>70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13" table:style-name="ce1">
            <text:p>72,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07" table:style-name="ce1">
            <text:p>58,0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459999999999994" table:style-name="ce1">
            <text:p>69,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8.3" table:style-name="ce1">
            <text:p>88,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93" table:style-name="ce1">
            <text:p>60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66" table:style-name="ce1">
            <text:p>58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29" table:style-name="ce1">
            <text:p>55,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52" table:style-name="ce1">
            <text:p>62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81" table:style-name="ce1">
            <text:p>55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59" table:style-name="ce1">
            <text:p>73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92" table:style-name="ce1">
            <text:p>54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11" table:style-name="ce1">
            <text:p>64,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02" table:style-name="ce1">
            <text:p>61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489999999999995" table:style-name="ce1">
            <text:p>64,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41" table:style-name="ce1">
            <text:p>58,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67" table:style-name="ce1">
            <text:p>62,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102.52" table:style-name="ce1">
            <text:p>1102,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57" table:style-name="ce1">
            <text:p>53,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1" table:style-name="ce1">
            <text:p>61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349999999999994" table:style-name="ce1">
            <text:p>77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" table:style-name="ce1">
            <text:p>70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819999999999993" table:style-name="ce1">
            <text:p>65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92" table:style-name="ce1">
            <text:p>60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02" table:style-name="ce1">
            <text:p>61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49" table:style-name="ce1">
            <text:p>54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527.71" table:style-name="ce1">
            <text:p>1527,7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6" table:style-name="ce1">
            <text:p>53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239999999999995" table:style-name="ce1">
            <text:p>70,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599999999999994" table:style-name="ce1">
            <text:p>67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04" table:style-name="ce1">
            <text:p>59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150000000000006" table:style-name="ce1">
            <text:p>68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349999999999994" table:style-name="ce1">
            <text:p>74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28" table:style-name="ce1">
            <text:p>73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49.08" table:style-name="ce1">
            <text:p>1049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959999999999994" table:style-name="ce1">
            <text:p>74,9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05" table:style-name="ce1">
            <text:p>45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98" table:style-name="ce1">
            <text:p>45,9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98" table:style-name="ce1">
            <text:p>57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8.430000000000007" table:style-name="ce1">
            <text:p>78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84" table:style-name="ce1">
            <text:p>61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08" table:style-name="ce1">
            <text:p>70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42" table:style-name="ce1">
            <text:p>51,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84" table:style-name="ce1">
            <text:p>57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89" table:style-name="ce1">
            <text:p>47,8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67.97" table:style-name="ce1">
            <text:p>167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37" table:style-name="ce1">
            <text:p>76,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489999999999995" table:style-name="ce1">
            <text:p>67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16" table:style-name="ce1">
            <text:p>54,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95" table:style-name="ce1">
            <text:p>51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63" table:style-name="ce1">
            <text:p>64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459999999999994" table:style-name="ce1">
            <text:p>71,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90.3900000000001" table:style-name="ce1">
            <text:p>1090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99" table:style-name="ce1">
            <text:p>50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52" table:style-name="ce1">
            <text:p>79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1.89" table:style-name="ce1">
            <text:p>81,8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41" table:style-name="ce1">
            <text:p>66,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53" table:style-name="ce1">
            <text:p>62,5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849999999999994" table:style-name="ce1">
            <text:p>64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34" table:style-name="ce1">
            <text:p>50,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239999999999995" table:style-name="ce1">
            <text:p>69,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43" table:style-name="ce1">
            <text:p>63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number-rows-repeated="1048375" table:style-name="ro1">
          <table:table-cell table:number-columns-repeated="16384"/>
        </table:table-row>
      </table:table>
      <table:table table:name="LT_B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42" table:style-name="ce1">
            <text:p>56,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92" table:style-name="ce1">
            <text:p>69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5.08" table:style-name="ce1">
            <text:p>35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6" table:style-name="ce1">
            <text:p>55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8.46" table:style-name="ce1">
            <text:p>88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88" table:style-name="ce1">
            <text:p>63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87" table:style-name="ce1">
            <text:p>57,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2" table:style-name="ce1">
            <text:p>62,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15.19" table:style-name="ce1">
            <text:p>115,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489999999999995" table:style-name="ce1">
            <text:p>70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349999999999994" table:style-name="ce1">
            <text:p>71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65" table:style-name="ce1">
            <text:p>61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74" table:style-name="ce1">
            <text:p>62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74" table:style-name="ce1">
            <text:p>52,7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63" table:style-name="ce1">
            <text:p>68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510000000000005" table:style-name="ce1">
            <text:p>74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85" table:style-name="ce1">
            <text:p>45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760000000000005" table:style-name="ce1">
            <text:p>67,7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67" table:style-name="ce1">
            <text:p>77,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260000000000005" table:style-name="ce1">
            <text:p>72,2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96" table:style-name="ce1">
            <text:p>57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790000000000006" table:style-name="ce1">
            <text:p>66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3" table:style-name="ce1">
            <text:p>67,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849999999999994" table:style-name="ce1">
            <text:p>66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41.49" table:style-name="ce1">
            <text:p>141,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58" table:style-name="ce1">
            <text:p>69,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91" table:style-name="ce1">
            <text:p>59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400000000000006" table:style-name="ce1">
            <text:p>70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47" table:style-name="ce1">
            <text:p>43,4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13" table:style-name="ce1">
            <text:p>57,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17" table:style-name="ce1">
            <text:p>43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400000000000006" table:style-name="ce1">
            <text:p>74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73" table:style-name="ce1">
            <text:p>52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41" table:style-name="ce1">
            <text:p>67,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5.57" table:style-name="ce1">
            <text:p>105,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06" table:style-name="ce1">
            <text:p>66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83" table:style-name="ce1">
            <text:p>67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1.77" table:style-name="ce1">
            <text:p>81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97" table:style-name="ce1">
            <text:p>67,9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49" table:style-name="ce1">
            <text:p>60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36" table:style-name="ce1">
            <text:p>50,3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72" table:style-name="ce1">
            <text:p>74,7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87" table:style-name="ce1">
            <text:p>54,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2.33" table:style-name="ce1">
            <text:p>1072,3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45" table:style-name="ce1">
            <text:p>49,4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66" table:style-name="ce1">
            <text:p>68,6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49" table:style-name="ce1">
            <text:p>60,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14" table:style-name="ce1">
            <text:p>68,1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12" table:style-name="ce1">
            <text:p>71,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2.15" table:style-name="ce1">
            <text:p>92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010000000000005" table:style-name="ce1">
            <text:p>70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8" table:style-name="ce1">
            <text:p>46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78" table:style-name="ce1">
            <text:p>60,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5.42" table:style-name="ce1">
            <text:p>95,4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66" table:style-name="ce1">
            <text:p>61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218.05" table:style-name="ce1">
            <text:p>218,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8" table:style-name="ce1">
            <text:p>62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77" table:style-name="ce1">
            <text:p>67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06" table:style-name="ce1">
            <text:p>79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37" table:style-name="ce1">
            <text:p>67,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49" table:style-name="ce1">
            <text:p>50,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3.93" table:style-name="ce1">
            <text:p>1073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93" table:style-name="ce1">
            <text:p>62,9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59" table:style-name="ce1">
            <text:p>57,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59" table:style-name="ce1">
            <text:p>60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56" table:style-name="ce1">
            <text:p>62,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7" table:style-name="ce1">
            <text:p>60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05" table:style-name="ce1">
            <text:p>57,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17" table:style-name="ce1">
            <text:p>60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16" table:style-name="ce1">
            <text:p>51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75" table:style-name="ce1">
            <text:p>56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0.1500000000001" table:style-name="ce1">
            <text:p>1070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63" table:style-name="ce1">
            <text:p>66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93" table:style-name="ce1">
            <text:p>58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25" table:style-name="ce1">
            <text:p>67,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8" table:style-name="ce1">
            <text:p>42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17" table:style-name="ce1">
            <text:p>77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05" table:style-name="ce1">
            <text:p>61,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14.38" table:style-name="ce1">
            <text:p>114,3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5" table:style-name="ce1">
            <text:p>60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0.78" table:style-name="ce1">
            <text:p>80,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49" table:style-name="ce1">
            <text:p>61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34" table:style-name="ce1">
            <text:p>59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9" table:style-name="ce1">
            <text:p>63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71" table:style-name="ce1">
            <text:p>51,7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82" table:style-name="ce1">
            <text:p>52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45" table:style-name="ce1">
            <text:p>65,4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7" table:style-name="ce1">
            <text:p>69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16.98" table:style-name="ce1">
            <text:p>116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1.57" table:style-name="ce1">
            <text:p>41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02" table:style-name="ce1">
            <text:p>72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22" table:style-name="ce1">
            <text:p>55,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52" table:style-name="ce1">
            <text:p>77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88" table:style-name="ce1">
            <text:p>53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81" table:style-name="ce1">
            <text:p>47,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25" table:style-name="ce1">
            <text:p>50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22" table:style-name="ce1">
            <text:p>77,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8.42" table:style-name="ce1">
            <text:p>1068,4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56" table:style-name="ce1">
            <text:p>67,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27" table:style-name="ce1">
            <text:p>70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84" table:style-name="ce1">
            <text:p>67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7" table:style-name="ce1">
            <text:p>63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86" table:style-name="ce1">
            <text:p>63,8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540000000000006" table:style-name="ce1">
            <text:p>67,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04" table:style-name="ce1">
            <text:p>59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4" table:style-name="ce1">
            <text:p>44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60.2" table:style-name="ce1">
            <text:p>1060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23" table:style-name="ce1">
            <text:p>72,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85" table:style-name="ce1">
            <text:p>62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1.73" table:style-name="ce1">
            <text:p>81,7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53" table:style-name="ce1">
            <text:p>52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430000000000007" table:style-name="ce1">
            <text:p>68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87" table:style-name="ce1">
            <text:p>65,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84" table:style-name="ce1">
            <text:p>64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46" table:style-name="ce1">
            <text:p>61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9.1300000000001" table:style-name="ce1">
            <text:p>1079,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260000000000005" table:style-name="ce1">
            <text:p>67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25" table:style-name="ce1">
            <text:p>59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44" table:style-name="ce1">
            <text:p>73,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01" table:style-name="ce1">
            <text:p>62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57" table:style-name="ce1">
            <text:p>63,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8" table:style-name="ce1">
            <text:p>64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54" table:style-name="ce1">
            <text:p>59,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06" table:style-name="ce1">
            <text:p>53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97.4" table:style-name="ce1">
            <text:p>97,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12.44" table:style-name="ce1">
            <text:p>112,4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22" table:style-name="ce1">
            <text:p>73,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38" table:style-name="ce1">
            <text:p>55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44" table:style-name="ce1">
            <text:p>62,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84.67" table:style-name="ce1">
            <text:p>184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41.41999999999999" table:style-name="ce1">
            <text:p>141,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25" table:style-name="ce1">
            <text:p>64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21" table:style-name="ce1">
            <text:p>56,2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08" table:style-name="ce1">
            <text:p>57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68" table:style-name="ce1">
            <text:p>60,6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24" table:style-name="ce1">
            <text:p>62,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46" table:style-name="ce1">
            <text:p>61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569999999999993" table:style-name="ce1">
            <text:p>66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3" table:style-name="ce1">
            <text:p>64,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4" table:style-name="ce1">
            <text:p>45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63" table:style-name="ce1">
            <text:p>77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8.64" table:style-name="ce1">
            <text:p>88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7" table:style-name="ce1">
            <text:p>56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7.5" table:style-name="ce1">
            <text:p>107,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61" table:style-name="ce1">
            <text:p>68,6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3" table:style-name="ce1">
            <text:p>60,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42" table:style-name="ce1">
            <text:p>68,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95" table:style-name="ce1">
            <text:p>51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96" table:style-name="ce1">
            <text:p>61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66" table:style-name="ce1">
            <text:p>64,6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040000000000006" table:style-name="ce1">
            <text:p>68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099999999999994" table:style-name="ce1">
            <text:p>69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05" table:style-name="ce1">
            <text:p>59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3.55" table:style-name="ce1">
            <text:p>453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35" table:style-name="ce1">
            <text:p>57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9.04" table:style-name="ce1">
            <text:p>109,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3" table:style-name="ce1">
            <text:p>69,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83" table:style-name="ce1">
            <text:p>44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150000000000006" table:style-name="ce1">
            <text:p>70,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99" table:style-name="ce1">
            <text:p>63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35" table:style-name="ce1">
            <text:p>60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83" table:style-name="ce1">
            <text:p>65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78.57" table:style-name="ce1">
            <text:p>178,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400000000000006" table:style-name="ce1">
            <text:p>74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98" table:style-name="ce1">
            <text:p>59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76" table:style-name="ce1">
            <text:p>42,7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959999999999994" table:style-name="ce1">
            <text:p>70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.03" table:style-name="ce1">
            <text:p>38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15.94" table:style-name="ce1">
            <text:p>215,9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45" table:style-name="ce1">
            <text:p>72,4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930000000000007" table:style-name="ce1">
            <text:p>66,9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48" table:style-name="ce1">
            <text:p>60,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1.37" table:style-name="ce1">
            <text:p>101,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6" table:style-name="ce1">
            <text:p>61,2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84" table:style-name="ce1">
            <text:p>55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07" table:style-name="ce1">
            <text:p>62,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66" table:style-name="ce1">
            <text:p>60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3.18" table:style-name="ce1">
            <text:p>93,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96.98" table:style-name="ce1">
            <text:p>196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59" table:style-name="ce1">
            <text:p>64,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59" table:style-name="ce1">
            <text:p>75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12" table:style-name="ce1">
            <text:p>73,1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7" table:style-name="ce1">
            <text:p>55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89" table:style-name="ce1">
            <text:p>58,8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13" table:style-name="ce1">
            <text:p>71,1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76" table:style-name="ce1">
            <text:p>58,7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599999999999994" table:style-name="ce1">
            <text:p>73,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819999999999993" table:style-name="ce1">
            <text:p>65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8.510000000000005" table:style-name="ce1">
            <text:p>78,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989999999999995" table:style-name="ce1">
            <text:p>67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1.66" table:style-name="ce1">
            <text:p>81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489999999999995" table:style-name="ce1">
            <text:p>66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6" table:style-name="ce1">
            <text:p>58,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89" table:style-name="ce1">
            <text:p>62,8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56" table:style-name="ce1">
            <text:p>73,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69" table:style-name="ce1">
            <text:p>69,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37" table:style-name="ce1">
            <text:p>64,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59" table:style-name="ce1">
            <text:p>45,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11" table:style-name="ce1">
            <text:p>68,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64" table:style-name="ce1">
            <text:p>62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number-rows-repeated="1048375" table:style-name="ro1">
          <table:table-cell table:number-columns-repeated="16384"/>
        </table:table-row>
      </table:table>
      <table:table table:name="LR_B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3.380000000000003" table:style-name="ce1">
            <text:p>33,3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180000000000007" table:style-name="ce1">
            <text:p>71,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2.66" table:style-name="ce1">
            <text:p>102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209999999999994" table:style-name="ce1">
            <text:p>67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930000000000007" table:style-name="ce1">
            <text:p>72,9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62" table:style-name="ce1">
            <text:p>73,6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010000000000005" table:style-name="ce1">
            <text:p>72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02" table:style-name="ce1">
            <text:p>56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2" table:style-name="ce1">
            <text:p>71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510000000000005" table:style-name="ce1">
            <text:p>64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72" table:style-name="ce1">
            <text:p>52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03" table:style-name="ce1">
            <text:p>64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7" table:style-name="ce1">
            <text:p>62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47.4" table:style-name="ce1">
            <text:p>147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59" table:style-name="ce1">
            <text:p>57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19" table:style-name="ce1">
            <text:p>56,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45" table:style-name="ce1">
            <text:p>66,4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4" table:style-name="ce1">
            <text:p>59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31" table:style-name="ce1">
            <text:p>66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18" table:style-name="ce1">
            <text:p>62,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930000000000007" table:style-name="ce1">
            <text:p>76,9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6" table:style-name="ce1">
            <text:p>59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45.72999999999999" table:style-name="ce1">
            <text:p>145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95" table:style-name="ce1">
            <text:p>53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73.3699999999999" table:style-name="ce1">
            <text:p>1073,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22" table:style-name="ce1">
            <text:p>59,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02" table:style-name="ce1">
            <text:p>59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71" table:style-name="ce1">
            <text:p>63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69" table:style-name="ce1">
            <text:p>66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819999999999993" table:style-name="ce1">
            <text:p>68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98" table:style-name="ce1">
            <text:p>56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75" table:style-name="ce1">
            <text:p>74,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06" table:style-name="ce1">
            <text:p>61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239999999999995" table:style-name="ce1">
            <text:p>73,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64" table:style-name="ce1">
            <text:p>64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52" table:style-name="ce1">
            <text:p>56,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66" table:style-name="ce1">
            <text:p>42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77" table:style-name="ce1">
            <text:p>68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1.52" table:style-name="ce1">
            <text:p>81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459999999999994" table:style-name="ce1">
            <text:p>69,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77" table:style-name="ce1">
            <text:p>59,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7.16" table:style-name="ce1">
            <text:p>87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09" table:style-name="ce1">
            <text:p>64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17" table:style-name="ce1">
            <text:p>71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21.59" table:style-name="ce1">
            <text:p>121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91" table:style-name="ce1">
            <text:p>73,9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37" table:style-name="ce1">
            <text:p>71,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9.45" table:style-name="ce1">
            <text:p>89,4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92.44" table:style-name="ce1">
            <text:p>92,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739999999999995" table:style-name="ce1">
            <text:p>67,7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14" table:style-name="ce1">
            <text:p>67,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510000000000005" table:style-name="ce1">
            <text:p>66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930000000000007" table:style-name="ce1">
            <text:p>72,9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72" table:style-name="ce1">
            <text:p>66,7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03" table:style-name="ce1">
            <text:p>76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48" table:style-name="ce1">
            <text:p>56,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44" table:style-name="ce1">
            <text:p>52,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55" table:style-name="ce1">
            <text:p>56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62" table:style-name="ce1">
            <text:p>64,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37" table:style-name="ce1">
            <text:p>67,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7.9" table:style-name="ce1">
            <text:p>87,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510000000000005" table:style-name="ce1">
            <text:p>71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05" table:style-name="ce1">
            <text:p>62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05" table:style-name="ce1">
            <text:p>65,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39" table:style-name="ce1">
            <text:p>58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51.05000000000001" table:style-name="ce1">
            <text:p>151,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9" table:style-name="ce1">
            <text:p>48,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45" table:style-name="ce1">
            <text:p>63,4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650000000000006" table:style-name="ce1">
            <text:p>64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900000000000006" table:style-name="ce1">
            <text:p>69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099999999999994" table:style-name="ce1">
            <text:p>67,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3.7" table:style-name="ce1">
            <text:p>83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41" table:style-name="ce1">
            <text:p>54,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4.48" table:style-name="ce1">
            <text:p>94,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87" table:style-name="ce1">
            <text:p>62,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1" table:style-name="ce1">
            <text:p>49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36.88" table:style-name="ce1">
            <text:p>136,8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269.33999999999997" table:style-name="ce1">
            <text:p>269,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959999999999994" table:style-name="ce1">
            <text:p>64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23.82" table:style-name="ce1">
            <text:p>123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1" table:style-name="ce1">
            <text:p>59,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05" table:style-name="ce1">
            <text:p>58,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959999999999994" table:style-name="ce1">
            <text:p>74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39" table:style-name="ce1">
            <text:p>72,3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65" table:style-name="ce1">
            <text:p>39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0.290000000000006" table:style-name="ce1">
            <text:p>80,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650000000000006" table:style-name="ce1">
            <text:p>68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87" table:style-name="ce1">
            <text:p>51,8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.53" table:style-name="ce1">
            <text:p>37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82" table:style-name="ce1">
            <text:p>60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349999999999994" table:style-name="ce1">
            <text:p>67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400000000000006" table:style-name="ce1">
            <text:p>69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68" table:style-name="ce1">
            <text:p>56,6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3" table:style-name="ce1">
            <text:p>60,6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75" table:style-name="ce1">
            <text:p>60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430000000000007" table:style-name="ce1">
            <text:p>72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42" table:style-name="ce1">
            <text:p>51,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209999999999994" table:style-name="ce1">
            <text:p>64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2.38" table:style-name="ce1">
            <text:p>82,3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6.73" table:style-name="ce1">
            <text:p>1066,7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55" table:style-name="ce1">
            <text:p>64,5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82" table:style-name="ce1">
            <text:p>60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8.45" table:style-name="ce1">
            <text:p>78,4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12" table:style-name="ce1">
            <text:p>74,1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83" table:style-name="ce1">
            <text:p>53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319999999999993" table:style-name="ce1">
            <text:p>74,3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55" table:style-name="ce1">
            <text:p>42,5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09" table:style-name="ce1">
            <text:p>66,0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92" table:style-name="ce1">
            <text:p>66,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35" table:style-name="ce1">
            <text:p>63,3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27" table:style-name="ce1">
            <text:p>62,2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23" table:style-name="ce1">
            <text:p>65,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62.3800000000001" table:style-name="ce1">
            <text:p>1062,3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98" table:style-name="ce1">
            <text:p>50,9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" table:style-name="ce1">
            <text:p>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84" table:style-name="ce1">
            <text:p>63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38" table:style-name="ce1">
            <text:p>60,3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92" table:style-name="ce1">
            <text:p>69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75" table:style-name="ce1">
            <text:p>69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680000000000007" table:style-name="ce1">
            <text:p>64,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53" table:style-name="ce1">
            <text:p>61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9" table:style-name="ce1">
            <text:p>58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52" table:style-name="ce1">
            <text:p>71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459999999999994" table:style-name="ce1">
            <text:p>69,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87" table:style-name="ce1">
            <text:p>64,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65" table:style-name="ce1">
            <text:p>46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188.02" table:style-name="ce1">
            <text:p>2188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42" table:style-name="ce1">
            <text:p>63,4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010000000000005" table:style-name="ce1">
            <text:p>68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62" table:style-name="ce1">
            <text:p>63,6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41" table:style-name="ce1">
            <text:p>64,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91" table:style-name="ce1">
            <text:p>77,9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11" table:style-name="ce1">
            <text:p>46,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24" table:style-name="ce1">
            <text:p>57,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113.53" table:style-name="ce1">
            <text:p>1113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78" table:style-name="ce1">
            <text:p>69,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930000000000007" table:style-name="ce1">
            <text:p>71,9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39" table:style-name="ce1">
            <text:p>52,3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9.52" table:style-name="ce1">
            <text:p>109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23" table:style-name="ce1">
            <text:p>63,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11" table:style-name="ce1">
            <text:p>69,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41" table:style-name="ce1">
            <text:p>47,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06" table:style-name="ce1">
            <text:p>52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231.3" table:style-name="ce1">
            <text:p>1231,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6.06" table:style-name="ce1">
            <text:p>86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59" table:style-name="ce1">
            <text:p>74,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75" table:style-name="ce1">
            <text:p>76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77" table:style-name="ce1">
            <text:p>54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599999999999994" table:style-name="ce1">
            <text:p>66,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38" table:style-name="ce1">
            <text:p>58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79.72" table:style-name="ce1">
            <text:p>179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930000000000007" table:style-name="ce1">
            <text:p>66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650000000000006" table:style-name="ce1">
            <text:p>66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290000000000006" table:style-name="ce1">
            <text:p>71,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31" table:style-name="ce1">
            <text:p>59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97" table:style-name="ce1">
            <text:p>69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72" table:style-name="ce1">
            <text:p>74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84" table:style-name="ce1">
            <text:p>58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23" table:style-name="ce1">
            <text:p>60,2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23" table:style-name="ce1">
            <text:p>67,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5" table:style-name="ce1">
            <text:p>70,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7.03" table:style-name="ce1">
            <text:p>1067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73" table:style-name="ce1">
            <text:p>65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47" table:style-name="ce1">
            <text:p>65,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22" table:style-name="ce1">
            <text:p>60,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68" table:style-name="ce1">
            <text:p>62,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78" table:style-name="ce1">
            <text:p>70,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48" table:style-name="ce1">
            <text:p>66,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56" table:style-name="ce1">
            <text:p>56,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010000000000005" table:style-name="ce1">
            <text:p>68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243.04" table:style-name="ce1">
            <text:p>1243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17" table:style-name="ce1">
            <text:p>66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39.91999999999999" table:style-name="ce1">
            <text:p>139,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7" table:style-name="ce1">
            <text:p>55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84" table:style-name="ce1">
            <text:p>46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930000000000007" table:style-name="ce1">
            <text:p>65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6" table:style-name="ce1">
            <text:p>57,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03" table:style-name="ce1">
            <text:p>65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99" table:style-name="ce1">
            <text:p>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3" table:style-name="ce1">
            <text:p>58,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959999999999994" table:style-name="ce1">
            <text:p>69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88" table:style-name="ce1">
            <text:p>66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67" table:style-name="ce1">
            <text:p>52,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88" table:style-name="ce1">
            <text:p>69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53" table:style-name="ce1">
            <text:p>53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5.7" table:style-name="ce1">
            <text:p>85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47" table:style-name="ce1">
            <text:p>49,4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52" table:style-name="ce1">
            <text:p>72,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53.12" table:style-name="ce1">
            <text:p>153,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760000000000005" table:style-name="ce1">
            <text:p>67,7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5" table:style-name="ce1">
            <text:p>66,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02" table:style-name="ce1">
            <text:p>71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86" table:style-name="ce1">
            <text:p>61,8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24" table:style-name="ce1">
            <text:p>63,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349999999999994" table:style-name="ce1">
            <text:p>66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6.6" table:style-name="ce1">
            <text:p>86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13" table:style-name="ce1">
            <text:p>46,1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97" table:style-name="ce1">
            <text:p>72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540000000000006" table:style-name="ce1">
            <text:p>65,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319999999999993" table:style-name="ce1">
            <text:p>75,3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number-rows-repeated="1048375" table:style-name="ro1">
          <table:table-cell table:number-columns-repeated="16384"/>
        </table:table-row>
      </table:table>
      <table:table table:name="LZ_B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799999999999997" table:style-name="ce1">
            <text:p>39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91" table:style-name="ce1">
            <text:p>65,9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63" table:style-name="ce1">
            <text:p>75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327.16" table:style-name="ce1">
            <text:p>1327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82" table:style-name="ce1">
            <text:p>62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56" table:style-name="ce1">
            <text:p>50,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95" table:style-name="ce1">
            <text:p>73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77" table:style-name="ce1">
            <text:p>60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12" table:style-name="ce1">
            <text:p>77,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709999999999994" table:style-name="ce1">
            <text:p>68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81" table:style-name="ce1">
            <text:p>62,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65" table:style-name="ce1">
            <text:p>61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56.04" table:style-name="ce1">
            <text:p>1056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16" table:style-name="ce1">
            <text:p>57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64" table:style-name="ce1">
            <text:p>63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83" table:style-name="ce1">
            <text:p>54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56" table:style-name="ce1">
            <text:p>69,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13.74" table:style-name="ce1">
            <text:p>113,7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15" table:style-name="ce1">
            <text:p>54,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74" table:style-name="ce1">
            <text:p>54,7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19" table:style-name="ce1">
            <text:p>54,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3.94" table:style-name="ce1">
            <text:p>1063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05" table:style-name="ce1">
            <text:p>49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27" table:style-name="ce1">
            <text:p>65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27.35" table:style-name="ce1">
            <text:p>127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25" table:style-name="ce1">
            <text:p>73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09" table:style-name="ce1">
            <text:p>63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06" table:style-name="ce1">
            <text:p>60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11.34" table:style-name="ce1">
            <text:p>211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9.8" table:style-name="ce1">
            <text:p>99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72.42" table:style-name="ce1">
            <text:p>172,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64" table:style-name="ce1">
            <text:p>68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02" table:style-name="ce1">
            <text:p>65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1" table:style-name="ce1">
            <text:p>61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9" table:style-name="ce1">
            <text:p>56,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84" table:style-name="ce1">
            <text:p>74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48" table:style-name="ce1">
            <text:p>58,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900000000000006" table:style-name="ce1">
            <text:p>66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8.180000000000007" table:style-name="ce1">
            <text:p>78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86" table:style-name="ce1">
            <text:p>62,8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41" table:style-name="ce1">
            <text:p>63,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28" table:style-name="ce1">
            <text:p>45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9" table:style-name="ce1">
            <text:p>59,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489999999999995" table:style-name="ce1">
            <text:p>70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68" table:style-name="ce1">
            <text:p>40,6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16" table:style-name="ce1">
            <text:p>62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7" table:style-name="ce1">
            <text:p>64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510000000000005" table:style-name="ce1">
            <text:p>68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149.48" table:style-name="ce1">
            <text:p>1149,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49" table:style-name="ce1">
            <text:p>63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09" table:style-name="ce1">
            <text:p>63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23" table:style-name="ce1">
            <text:p>64,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98" table:style-name="ce1">
            <text:p>57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06" table:style-name="ce1">
            <text:p>71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03" table:style-name="ce1">
            <text:p>55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09" table:style-name="ce1">
            <text:p>62,0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58" table:style-name="ce1">
            <text:p>60,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2102.09" table:style-name="ce1">
            <text:p>2102,0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35" table:style-name="ce1">
            <text:p>61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069999999999993" table:style-name="ce1">
            <text:p>73,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45" table:style-name="ce1">
            <text:p>74,4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3" table:style-name="ce1">
            <text:p>53,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42" table:style-name="ce1">
            <text:p>60,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209999999999994" table:style-name="ce1">
            <text:p>68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59" table:style-name="ce1">
            <text:p>73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100.96" table:style-name="ce1">
            <text:p>1100,9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13" table:style-name="ce1">
            <text:p>72,1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1" table:style-name="ce1">
            <text:p>63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739999999999995" table:style-name="ce1">
            <text:p>65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81" table:style-name="ce1">
            <text:p>69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39" table:style-name="ce1">
            <text:p>64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28" table:style-name="ce1">
            <text:p>52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75" table:style-name="ce1">
            <text:p>61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55" table:style-name="ce1">
            <text:p>48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297.96" table:style-name="ce1">
            <text:p>1297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52" table:style-name="ce1">
            <text:p>74,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.63" table:style-name="ce1">
            <text:p>44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37" table:style-name="ce1">
            <text:p>65,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83" table:style-name="ce1">
            <text:p>71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94" table:style-name="ce1">
            <text:p>62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62" table:style-name="ce1">
            <text:p>60,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12" table:style-name="ce1">
            <text:p>59,1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17" table:style-name="ce1">
            <text:p>56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569999999999993" table:style-name="ce1">
            <text:p>73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05" table:style-name="ce1">
            <text:p>48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7.73" table:style-name="ce1">
            <text:p>1067,7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650000000000006" table:style-name="ce1">
            <text:p>74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9.239999999999995" table:style-name="ce1">
            <text:p>79,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81" table:style-name="ce1">
            <text:p>65,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15" table:style-name="ce1">
            <text:p>55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83" table:style-name="ce1">
            <text:p>71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83.4100000000001" table:style-name="ce1">
            <text:p>1083,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8.680000000000007" table:style-name="ce1">
            <text:p>78,6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819999999999993" table:style-name="ce1">
            <text:p>69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3.13" table:style-name="ce1">
            <text:p>83,1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5.31" table:style-name="ce1">
            <text:p>95,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45" table:style-name="ce1">
            <text:p>77,4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.38" table:style-name="ce1">
            <text:p>43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62" table:style-name="ce1">
            <text:p>57,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43" table:style-name="ce1">
            <text:p>53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1" table:style-name="ce1">
            <text:p>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0.02" table:style-name="ce1">
            <text:p>100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78" table:style-name="ce1">
            <text:p>53,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6.35" table:style-name="ce1">
            <text:p>86,3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47" table:style-name="ce1">
            <text:p>74,4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49" table:style-name="ce1">
            <text:p>53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56" table:style-name="ce1">
            <text:p>52,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51.55000000000001" table:style-name="ce1">
            <text:p>151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52" table:style-name="ce1">
            <text:p>66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59" table:style-name="ce1">
            <text:p>68,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32" table:style-name="ce1">
            <text:p>45,3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400000000000006" table:style-name="ce1">
            <text:p>69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680000000000007" table:style-name="ce1">
            <text:p>67,6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42" table:style-name="ce1">
            <text:p>65,4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2" table:style-name="ce1">
            <text:p>67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4.73" table:style-name="ce1">
            <text:p>94,7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98" table:style-name="ce1">
            <text:p>72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1" table:style-name="ce1">
            <text:p>60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62" table:style-name="ce1">
            <text:p>69,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36" table:style-name="ce1">
            <text:p>60,3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67" table:style-name="ce1">
            <text:p>74,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349999999999994" table:style-name="ce1">
            <text:p>69,3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98" table:style-name="ce1">
            <text:p>64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28" table:style-name="ce1">
            <text:p>65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12" table:style-name="ce1">
            <text:p>71,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03" table:style-name="ce1">
            <text:p>73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29" table:style-name="ce1">
            <text:p>61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51" table:style-name="ce1">
            <text:p>47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81" table:style-name="ce1">
            <text:p>48,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58" table:style-name="ce1">
            <text:p>59,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98" table:style-name="ce1">
            <text:p>59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32" table:style-name="ce1">
            <text:p>50,3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84" table:style-name="ce1">
            <text:p>57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989999999999995" table:style-name="ce1">
            <text:p>68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46" table:style-name="ce1">
            <text:p>54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13.93" table:style-name="ce1">
            <text:p>113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36.61000000000001" table:style-name="ce1">
            <text:p>136,6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53" table:style-name="ce1">
            <text:p>57,5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63.6099999999999" table:style-name="ce1">
            <text:p>1063,6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95" table:style-name="ce1">
            <text:p>58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88" table:style-name="ce1">
            <text:p>56,8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27" table:style-name="ce1">
            <text:p>58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89" table:style-name="ce1">
            <text:p>69,8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81" table:style-name="ce1">
            <text:p>70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04" table:style-name="ce1">
            <text:p>59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59" table:style-name="ce1">
            <text:p>56,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14" table:style-name="ce1">
            <text:p>60,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5.67" table:style-name="ce1">
            <text:p>1065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54" table:style-name="ce1">
            <text:p>63,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03" table:style-name="ce1">
            <text:p>66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459999999999994" table:style-name="ce1">
            <text:p>79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4" table:style-name="ce1">
            <text:p>60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61" table:style-name="ce1">
            <text:p>74,6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74" table:style-name="ce1">
            <text:p>57,7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01" table:style-name="ce1">
            <text:p>57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099999999999994" table:style-name="ce1">
            <text:p>66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52" table:style-name="ce1">
            <text:p>59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88" table:style-name="ce1">
            <text:p>65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819999999999993" table:style-name="ce1">
            <text:p>70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57" table:style-name="ce1">
            <text:p>54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46" table:style-name="ce1">
            <text:p>58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91" table:style-name="ce1">
            <text:p>70,9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52" table:style-name="ce1">
            <text:p>64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040000000000006" table:style-name="ce1">
            <text:p>67,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15" table:style-name="ce1">
            <text:p>61,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44" table:style-name="ce1">
            <text:p>59,4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510000000000005" table:style-name="ce1">
            <text:p>76,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55" table:style-name="ce1">
            <text:p>42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400000000000006" table:style-name="ce1">
            <text:p>65,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91" table:style-name="ce1">
            <text:p>55,9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260000000000005" table:style-name="ce1">
            <text:p>65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58" table:style-name="ce1">
            <text:p>70,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71" table:style-name="ce1">
            <text:p>45,7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739999999999995" table:style-name="ce1">
            <text:p>70,7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849999999999994" table:style-name="ce1">
            <text:p>73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62.3900000000001" table:style-name="ce1">
            <text:p>1062,3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61" table:style-name="ce1">
            <text:p>61,6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27" table:style-name="ce1">
            <text:p>65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020000000000003" table:style-name="ce1">
            <text:p>40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55" table:style-name="ce1">
            <text:p>65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19.95" table:style-name="ce1">
            <text:p>119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97" table:style-name="ce1">
            <text:p>63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99" table:style-name="ce1">
            <text:p>61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33" table:style-name="ce1">
            <text:p>59,3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68.51" table:style-name="ce1">
            <text:p>1068,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64" table:style-name="ce1">
            <text:p>62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48" table:style-name="ce1">
            <text:p>64,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540000000000006" table:style-name="ce1">
            <text:p>72,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48" table:style-name="ce1">
            <text:p>68,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05" table:style-name="ce1">
            <text:p>66,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1.84" table:style-name="ce1">
            <text:p>81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9" table:style-name="ce1">
            <text:p>61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99" table:style-name="ce1">
            <text:p>61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180000000000007" table:style-name="ce1">
            <text:p>71,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4" table:style-name="ce1">
            <text:p>48,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13" table:style-name="ce1">
            <text:p>69,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8.62" table:style-name="ce1">
            <text:p>88,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3.55" table:style-name="ce1">
            <text:p>93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69" table:style-name="ce1">
            <text:p>43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2.95" table:style-name="ce1">
            <text:p>92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number-rows-repeated="1048375" table:style-name="ro1">
          <table:table-cell table:number-columns-repeated="16384"/>
        </table:table-row>
      </table:table>
      <table:table table:name="LK_B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4.700000000000003" table:style-name="ce1">
            <text:p>34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53" table:style-name="ce1">
            <text:p>55,5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86" table:style-name="ce1">
            <text:p>75,8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74" table:style-name="ce1">
            <text:p>58,7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77" table:style-name="ce1">
            <text:p>74,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6" table:style-name="ce1">
            <text:p>56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18" table:style-name="ce1">
            <text:p>51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1.79" table:style-name="ce1">
            <text:p>41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02" table:style-name="ce1">
            <text:p>42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319999999999993" table:style-name="ce1">
            <text:p>65,3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05" table:style-name="ce1">
            <text:p>43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94" table:style-name="ce1">
            <text:p>66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41" table:style-name="ce1">
            <text:p>59,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74" table:style-name="ce1">
            <text:p>52,7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69.18" table:style-name="ce1">
            <text:p>1069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709999999999994" table:style-name="ce1">
            <text:p>70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64" table:style-name="ce1">
            <text:p>65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05" table:style-name="ce1">
            <text:p>63,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1.43" table:style-name="ce1">
            <text:p>41,4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19" table:style-name="ce1">
            <text:p>48,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73" table:style-name="ce1">
            <text:p>59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8" table:style-name="ce1">
            <text:p>63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91" table:style-name="ce1">
            <text:p>57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27" table:style-name="ce1">
            <text:p>71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84" table:style-name="ce1">
            <text:p>62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05" table:style-name="ce1">
            <text:p>51,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400000000000006" table:style-name="ce1">
            <text:p>68,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4" table:style-name="ce1">
            <text:p>60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319999999999993" table:style-name="ce1">
            <text:p>68,3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31" table:style-name="ce1">
            <text:p>45,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73" table:style-name="ce1">
            <text:p>55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81" table:style-name="ce1">
            <text:p>57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76" table:style-name="ce1">
            <text:p>49,7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1.41" table:style-name="ce1">
            <text:p>81,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23" table:style-name="ce1">
            <text:p>68,2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12" table:style-name="ce1">
            <text:p>55,1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10.09" table:style-name="ce1">
            <text:p>110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97" table:style-name="ce1">
            <text:p>52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77" table:style-name="ce1">
            <text:p>46,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53" table:style-name="ce1">
            <text:p>49,5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989999999999995" table:style-name="ce1">
            <text:p>71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.020000000000003" table:style-name="ce1">
            <text:p>38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66" table:style-name="ce1">
            <text:p>46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7.58" table:style-name="ce1">
            <text:p>37,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72" table:style-name="ce1">
            <text:p>49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" table:style-name="ce1">
            <text:p>4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51" table:style-name="ce1">
            <text:p>42,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180000000000007" table:style-name="ce1">
            <text:p>64,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94" table:style-name="ce1">
            <text:p>49,9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25" table:style-name="ce1">
            <text:p>58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8" table:style-name="ce1">
            <text:p>72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41" table:style-name="ce1">
            <text:p>74,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81" table:style-name="ce1">
            <text:p>46,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6.43" table:style-name="ce1">
            <text:p>36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78" table:style-name="ce1">
            <text:p>40,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31" table:style-name="ce1">
            <text:p>51,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31" table:style-name="ce1">
            <text:p>50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099999999999994" table:style-name="ce1">
            <text:p>68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03" table:style-name="ce1">
            <text:p>64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66" table:style-name="ce1">
            <text:p>65,6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909999999999997" table:style-name="ce1">
            <text:p>40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099999999999994" table:style-name="ce1">
            <text:p>69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93" table:style-name="ce1">
            <text:p>57,9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9.040000000000006" table:style-name="ce1">
            <text:p>79,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9" table:style-name="ce1">
            <text:p>53,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49" table:style-name="ce1">
            <text:p>61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95" table:style-name="ce1">
            <text:p>63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81" table:style-name="ce1">
            <text:p>58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25" table:style-name="ce1">
            <text:p>67,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56" table:style-name="ce1">
            <text:p>68,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110.3900000000001" table:style-name="ce1">
            <text:p>1110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5.83" table:style-name="ce1">
            <text:p>85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72" table:style-name="ce1">
            <text:p>65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0.55" table:style-name="ce1">
            <text:p>80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79" table:style-name="ce1">
            <text:p>52,7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29" table:style-name="ce1">
            <text:p>55,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05" table:style-name="ce1">
            <text:p>62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14" table:style-name="ce1">
            <text:p>63,1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349999999999994" table:style-name="ce1">
            <text:p>70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6.70000000000005" table:style-name="ce1">
            <text:p>596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73" table:style-name="ce1">
            <text:p>67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66" table:style-name="ce1">
            <text:p>68,6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25" table:style-name="ce1">
            <text:p>56,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92" table:style-name="ce1">
            <text:p>61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09" table:style-name="ce1">
            <text:p>68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8.07" table:style-name="ce1">
            <text:p>98,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739999999999995" table:style-name="ce1">
            <text:p>67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65" table:style-name="ce1">
            <text:p>63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400000000000006" table:style-name="ce1">
            <text:p>71,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0.540000000000006" table:style-name="ce1">
            <text:p>80,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28" table:style-name="ce1">
            <text:p>67,2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17" table:style-name="ce1">
            <text:p>73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82" table:style-name="ce1">
            <text:p>60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540000000000006" table:style-name="ce1">
            <text:p>72,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5.14" table:style-name="ce1">
            <text:p>85,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17" table:style-name="ce1">
            <text:p>62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01" table:style-name="ce1">
            <text:p>58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35" table:style-name="ce1">
            <text:p>48,3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59.95" table:style-name="ce1">
            <text:p>1059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.209999999999994" table:style-name="ce1">
            <text:p>76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49" table:style-name="ce1">
            <text:p>52,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103.71" table:style-name="ce1">
            <text:p>103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58" table:style-name="ce1">
            <text:p>60,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.599999999999994" table:style-name="ce1">
            <text:p>76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27" table:style-name="ce1">
            <text:p>64,2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5" table:style-name="ce1">
            <text:p>64,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1.599999999999994" table:style-name="ce1">
            <text:p>81,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069999999999993" table:style-name="ce1">
            <text:p>73,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260000000000005" table:style-name="ce1">
            <text:p>79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86" table:style-name="ce1">
            <text:p>63,8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11" table:style-name="ce1">
            <text:p>70,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4.78" table:style-name="ce1">
            <text:p>84,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71" table:style-name="ce1">
            <text:p>62,7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540000000000006" table:style-name="ce1">
            <text:p>66,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32" table:style-name="ce1">
            <text:p>63,3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4.38" table:style-name="ce1">
            <text:p>84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61.33" table:style-name="ce1">
            <text:p>1061,3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63" table:style-name="ce1">
            <text:p>65,6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49" table:style-name="ce1">
            <text:p>53,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84" table:style-name="ce1">
            <text:p>67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73" table:style-name="ce1">
            <text:p>50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06" table:style-name="ce1">
            <text:p>53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25" table:style-name="ce1">
            <text:p>65,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510000000000005" table:style-name="ce1">
            <text:p>73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84" table:style-name="ce1">
            <text:p>62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21" table:style-name="ce1">
            <text:p>62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14" table:style-name="ce1">
            <text:p>68,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73" table:style-name="ce1">
            <text:p>68,7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92" table:style-name="ce1">
            <text:p>59,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17" table:style-name="ce1">
            <text:p>66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38" table:style-name="ce1">
            <text:p>59,3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94" table:style-name="ce1">
            <text:p>75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31" table:style-name="ce1">
            <text:p>56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989999999999995" table:style-name="ce1">
            <text:p>65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92.04" table:style-name="ce1">
            <text:p>92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08" table:style-name="ce1">
            <text:p>60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94.7" table:style-name="ce1">
            <text:p>194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25" table:style-name="ce1">
            <text:p>58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18" table:style-name="ce1">
            <text:p>61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290000000000006" table:style-name="ce1">
            <text:p>69,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29" table:style-name="ce1">
            <text:p>56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68" table:style-name="ce1">
            <text:p>63,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180000000000007" table:style-name="ce1">
            <text:p>65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76" table:style-name="ce1">
            <text:p>47,7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75.8399999999999" table:style-name="ce1">
            <text:p>1075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510000000000005" table:style-name="ce1">
            <text:p>69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08" table:style-name="ce1">
            <text:p>66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8.989999999999995" table:style-name="ce1">
            <text:p>78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8" table:style-name="ce1">
            <text:p>58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9.790000000000006" table:style-name="ce1">
            <text:p>79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150000000000006" table:style-name="ce1">
            <text:p>66,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150000000000006" table:style-name="ce1">
            <text:p>69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63" table:style-name="ce1">
            <text:p>49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243.02" table:style-name="ce1">
            <text:p>243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50.16" table:style-name="ce1">
            <text:p>150,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18" table:style-name="ce1">
            <text:p>56,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42" table:style-name="ce1">
            <text:p>70,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989999999999995" table:style-name="ce1">
            <text:p>69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99" table:style-name="ce1">
            <text:p>60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88" table:style-name="ce1">
            <text:p>56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819999999999993" table:style-name="ce1">
            <text:p>65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5" table:style-name="ce1">
            <text:p>70,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350.6" table:style-name="ce1">
            <text:p>1350,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84" table:style-name="ce1">
            <text:p>66,8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790000000000006" table:style-name="ce1">
            <text:p>64,7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7" table:style-name="ce1">
            <text:p>61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05" table:style-name="ce1">
            <text:p>63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42" table:style-name="ce1">
            <text:p>50,4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39" table:style-name="ce1">
            <text:p>57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28" table:style-name="ce1">
            <text:p>66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47" table:style-name="ce1">
            <text:p>65,4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38" table:style-name="ce1">
            <text:p>71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95" table:style-name="ce1">
            <text:p>69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75" table:style-name="ce1">
            <text:p>50,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7" table:style-name="ce1">
            <text:p>71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010000000000005" table:style-name="ce1">
            <text:p>64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36" table:style-name="ce1">
            <text:p>46,3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66" table:style-name="ce1">
            <text:p>67,6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150000000000006" table:style-name="ce1">
            <text:p>71,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.25" table:style-name="ce1">
            <text:p>76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239999999999995" table:style-name="ce1">
            <text:p>71,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64" table:style-name="ce1">
            <text:p>65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75" table:style-name="ce1">
            <text:p>68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55" table:style-name="ce1">
            <text:p>45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37" table:style-name="ce1">
            <text:p>67,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38" table:style-name="ce1">
            <text:p>71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74" table:style-name="ce1">
            <text:p>57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" table:style-name="ce1">
            <text:p>7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29" table:style-name="ce1">
            <text:p>63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7" table:style-name="ce1">
            <text:p>49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045.25" table:style-name="ce1">
            <text:p>1045,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09" table:style-name="ce1">
            <text:p>66,0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35" table:style-name="ce1">
            <text:p>61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650000000000006" table:style-name="ce1">
            <text:p>67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55" table:style-name="ce1">
            <text:p>71,5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19" table:style-name="ce1">
            <text:p>63,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38" table:style-name="ce1">
            <text:p>59,3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4" table:style-name="ce1">
            <text:p>60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819999999999993" table:style-name="ce1">
            <text:p>72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87" table:style-name="ce1">
            <text:p>73,8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9"/>
        </table:table-row>
        <table:table-row table:number-rows-repeated="1048375" table:style-name="ro1">
          <table:table-cell table:number-columns-repeated="16384"/>
        </table:table-row>
      </table:table>
      <table:table table:name="Thuis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LK_BR.A1:LK_BR.E201" table:name="betrouwbaarheid_test_20250520_093216" table:display-filter-buttons="true" table:on-update-keep-size="false" table:on-update-keep-styles="true" table:refresh-delay="false">
          <table:database-source-sql table:database-name="Provider=Microsoft.Mashup.OleDb.1;Data Source=$Workbook$;Location=betrouwbaarheid_test_20250520_093216;Extended Properties=&quot;&quot;" table:sql-statement="SELECT * FROM [betrouwbaarheid_test_20250520_093216]"/>
        </table:database-range>
        <table:database-range table:target-range-address="LZ_BR.A1:LZ_BR.E201" table:name="betrouwbaarheid_test_20250520_093842" table:display-filter-buttons="true" table:on-update-keep-size="false" table:on-update-keep-styles="true" table:refresh-delay="false">
          <table:database-source-sql table:database-name="Provider=Microsoft.Mashup.OleDb.1;Data Source=$Workbook$;Location=betrouwbaarheid_test_20250520_093842;Extended Properties=&quot;&quot;" table:sql-statement="SELECT * FROM [betrouwbaarheid_test_20250520_093842]"/>
        </table:database-range>
        <table:database-range table:target-range-address="LR_BR.A1:LR_BR.E201" table:name="betrouwbaarheid_test_20250520_094347" table:display-filter-buttons="true" table:on-update-keep-size="false" table:on-update-keep-styles="true" table:refresh-delay="false">
          <table:database-source-sql table:database-name="Provider=Microsoft.Mashup.OleDb.1;Data Source=$Workbook$;Location=betrouwbaarheid_test_20250520_094347;Extended Properties=&quot;&quot;" table:sql-statement="SELECT * FROM [betrouwbaarheid_test_20250520_094347]"/>
        </table:database-range>
        <table:database-range table:target-range-address="LT_BR.A1:LT_BR.E201" table:name="betrouwbaarheid_test_20250520_094913" table:display-filter-buttons="true" table:on-update-keep-size="false" table:on-update-keep-styles="true" table:refresh-delay="false">
          <table:database-source-sql table:database-name="Provider=Microsoft.Mashup.OleDb.1;Data Source=$Workbook$;Location=betrouwbaarheid_test_20250520_094913;Extended Properties=&quot;&quot;" table:sql-statement="SELECT * FROM [betrouwbaarheid_test_20250520_094913]"/>
        </table:database-range>
        <table:database-range table:target-range-address="LT_BK.A1:LT_BK.E201" table:name="betrouwbaarheid_test_20250520_095716" table:display-filter-buttons="true" table:on-update-keep-size="false" table:on-update-keep-styles="true" table:refresh-delay="false">
          <table:database-source-sql table:database-name="Provider=Microsoft.Mashup.OleDb.1;Data Source=$Workbook$;Location=betrouwbaarheid_test_20250520_095716;Extended Properties=&quot;&quot;" table:sql-statement="SELECT * FROM [betrouwbaarheid_test_20250520_095716]"/>
        </table:database-range>
        <table:database-range table:target-range-address="LR_BK.A1:LR_BK.E201" table:name="betrouwbaarheid_test_20250520_100228" table:display-filter-buttons="true" table:on-update-keep-size="false" table:on-update-keep-styles="true" table:refresh-delay="false">
          <table:database-source-sql table:database-name="Provider=Microsoft.Mashup.OleDb.1;Data Source=$Workbook$;Location=betrouwbaarheid_test_20250520_100228;Extended Properties=&quot;&quot;" table:sql-statement="SELECT * FROM [betrouwbaarheid_test_20250520_100228]"/>
        </table:database-range>
        <table:database-range table:target-range-address="LZ_BK.A1:LZ_BK.E201" table:name="betrouwbaarheid_test_20250520_100816" table:display-filter-buttons="true" table:on-update-keep-size="false" table:on-update-keep-styles="true" table:refresh-delay="false">
          <table:database-source-sql table:database-name="Provider=Microsoft.Mashup.OleDb.1;Data Source=$Workbook$;Location=betrouwbaarheid_test_20250520_100816;Extended Properties=&quot;&quot;" table:sql-statement="SELECT * FROM [betrouwbaarheid_test_20250520_100816]"/>
        </table:database-range>
        <table:database-range table:target-range-address="LK_BK.A1:LK_BK.E201" table:name="betrouwbaarheid_test_20250520_101431" table:display-filter-buttons="true" table:on-update-keep-size="false" table:on-update-keep-styles="true" table:refresh-delay="false">
          <table:database-source-sql table:database-name="Provider=Microsoft.Mashup.OleDb.1;Data Source=$Workbook$;Location=betrouwbaarheid_test_20250520_101431;Extended Properties=&quot;&quot;" table:sql-statement="SELECT * FROM [betrouwbaarheid_test_20250520_101431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730</meta:generator>
    <meta:initial-creator>Jan De Somviele</meta:initial-creator>
    <dc:creator>Jan De Somviele</dc:creator>
    <meta:creation-date>2025-05-20T16:08:16Z</meta:creation-date>
    <dc:date>2025-05-20T16:26:05Z</dc:date>
    <meta:editing-duration>PT0S</meta:editing-duration>
  </office:meta>
</office:document-meta>
</file>